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929cm"/>
    </style:style>
    <style:style style:name="gr2" style:family="graphic" style:parent-style-name="standard">
      <style:graphic-properties draw:stroke="none" draw:fill="none" fo:min-height="2.36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a9662" fo:font-size="10pt" fo:font-style="normal" fo:font-weight="bold"/>
    </style:style>
    <style:style style:name="P3" style:family="paragraph">
      <loext:graphic-properties draw:fill="none"/>
      <style:paragraph-properties fo:text-align="center"/>
      <style:text-properties fo:color="#6a9662" fo:font-size="60pt" fo:font-style="normal" fo:font-weight="bold"/>
    </style:style>
    <style:style style:name="P4" style:family="paragraph">
      <style:paragraph-properties fo:text-align="center"/>
      <style:text-properties fo:color="#f17c0b"/>
    </style:style>
    <style:style style:name="P5" style:family="paragraph">
      <loext:graphic-properties draw:fill="none"/>
      <style:paragraph-properties fo:text-align="center"/>
      <style:text-properties fo:color="#f17c0b" fo:font-size="10pt" fo:font-style="normal" fo:font-weight="bold"/>
    </style:style>
    <style:style style:name="T1" style:family="text">
      <style:text-properties fo:color="#6a9662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2" style:family="text">
      <style:text-properties fo:color="#6a9662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color="#6a9662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4" style:family="text">
      <style:text-properties fo:color="#6a9662" style:font-name="Liberation Sans" fo:font-size="60pt" fo:font-style="normal" fo:font-weight="bold" style:font-name-asian="Liberation Sans3" style:font-size-asian="18pt" style:font-name-complex="Liberation Sans3" style:font-size-complex="18pt"/>
    </style:style>
    <style:style style:name="T5" style:family="text">
      <style:text-properties fo:color="#f17c0b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6" style:family="text">
      <style:text-properties fo:color="#f17c0b" style:text-position="-33% 58%" style:font-name="Liberation Sans" fo:font-size="10pt" fo:font-style="normal" fo:font-weight="bold" style:font-name-asian="Liberation Sans3" style:font-size-asian="18pt" style:font-name-complex="Liberation Sans3" style:font-size-complex="18pt"/>
    </style:style>
    <style:style style:name="T7" style:family="text">
      <style:text-properties fo:color="#f17c0b" style:text-position="0% 100%" style:font-name="Liberation Sans" fo:font-size="10pt" fo:font-style="normal" fo:font-weight="bold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06cm" svg:height="2.179cm" svg:x="9.771cm" svg:y="12.202cm">
            <draw:text-box>
              <text:p text:style-name="P1"><text:span text:style-name="T1">w</text:span><text:span text:style-name="T2">11</text:span></text:p>
              <text:p text:style-name="P1"><text:span text:style-name="T3">w</text:span><text:span text:style-name="T2">21</text:span></text:p>
              <text:p text:style-name="P1"><text:span text:style-name="T3">w</text:span><text:span text:style-name="T2">31</text:span></text:p>
              <text:p text:style-name="P1"><text:span text:style-name="T3">w</text:span><text:span text:style-name="T2">41</text:span></text:p>
            </draw:text-box>
          </draw:frame>
          <draw:frame draw:style-name="gr1" draw:text-style-name="P2" draw:layer="layout" svg:width="1.006cm" svg:height="2.179cm" svg:x="10.582cm" svg:y="12.202cm">
            <draw:text-box>
              <text:p text:style-name="P1"><text:span text:style-name="T1">w</text:span><text:span text:style-name="T2">12</text:span></text:p>
              <text:p text:style-name="P1"><text:span text:style-name="T3">w</text:span><text:span text:style-name="T2">22</text:span></text:p>
              <text:p text:style-name="P1"><text:span text:style-name="T3">w</text:span><text:span text:style-name="T2">32</text:span></text:p>
              <text:p text:style-name="P1"><text:span text:style-name="T3">w</text:span><text:span text:style-name="T2">42</text:span></text:p>
            </draw:text-box>
          </draw:frame>
          <draw:frame draw:style-name="gr1" draw:text-style-name="P2" draw:layer="layout" svg:width="1.006cm" svg:height="2.179cm" svg:x="11.394cm" svg:y="12.202cm">
            <draw:text-box>
              <text:p text:style-name="P1"><text:span text:style-name="T1">w</text:span><text:span text:style-name="T2">13</text:span></text:p>
              <text:p text:style-name="P1"><text:span text:style-name="T3">w</text:span><text:span text:style-name="T2">23</text:span></text:p>
              <text:p text:style-name="P1"><text:span text:style-name="T3">w</text:span><text:span text:style-name="T2">33</text:span></text:p>
              <text:p text:style-name="P1"><text:span text:style-name="T3">w</text:span><text:span text:style-name="T2">43</text:span></text:p>
            </draw:text-box>
          </draw:frame>
          <draw:frame draw:style-name="gr2" draw:text-style-name="P3" draw:layer="layout" svg:width="0.777cm" svg:height="2.618cm" svg:x="8.952cm" svg:y="11.843cm">
            <draw:text-box>
              <text:p text:style-name="P1"><text:span text:style-name="T4">(</text:span></text:p>
            </draw:text-box>
          </draw:frame>
          <draw:frame draw:style-name="gr2" draw:text-style-name="P3" draw:layer="layout" svg:width="0.777cm" svg:height="2.618cm" svg:x="12.85cm" svg:y="11.843cm">
            <draw:text-box>
              <text:p text:style-name="P1"><text:span text:style-name="T4">)</text:span></text:p>
            </draw:text-box>
          </draw:frame>
          <draw:frame draw:style-name="gr1" draw:text-style-name="P5" draw:layer="layout" svg:width="1.006cm" svg:height="2.179cm" svg:x="12.205cm" svg:y="12.202cm">
            <draw:text-box>
              <text:p text:style-name="P4"><text:span text:style-name="T5">w</text:span><text:span text:style-name="T6">14</text:span></text:p>
              <text:p text:style-name="P4"><text:span text:style-name="T7">w</text:span><text:span text:style-name="T6">24</text:span></text:p>
              <text:p text:style-name="P4"><text:span text:style-name="T7">w</text:span><text:span text:style-name="T6">34</text:span></text:p>
              <text:p text:style-name="P4"><text:span text:style-name="T7">w</text:span><text:span text:style-name="T6">44</text:span></text:p>
            </draw:text-box>
          </draw:frame>
          <draw:frame draw:style-name="gr2" draw:text-style-name="P3" draw:layer="layout" svg:width="0.777cm" svg:height="2.618cm" svg:x="13.543cm" svg:y="11.857cm">
            <draw:text-box>
              <text:p text:style-name="P1"><text:span text:style-name="T4">(</text:span></text:p>
            </draw:text-box>
          </draw:frame>
          <draw:frame draw:style-name="gr2" draw:text-style-name="P3" draw:layer="layout" svg:width="0.777cm" svg:height="2.618cm" svg:x="14.712cm" svg:y="11.871cm">
            <draw:text-box>
              <text:p text:style-name="P1"><text:span text:style-name="T4">)</text:span></text:p>
            </draw:text-box>
          </draw:frame>
          <draw:frame draw:style-name="gr1" draw:text-style-name="P2" draw:layer="layout" svg:width="1.006cm" svg:height="2.179cm" svg:x="14.28cm" svg:y="12.273cm">
            <draw:text-box>
              <text:p text:style-name="P1"><text:span text:style-name="T1">x</text:span><text:span text:style-name="T2">1</text:span></text:p>
              <text:p text:style-name="P1"><text:span text:style-name="T3">x</text:span><text:span text:style-name="T2">2</text:span></text:p>
              <text:p text:style-name="P1"><text:span text:style-name="T3">x</text:span><text:span text:style-name="T2">3</text:span></text:p>
              <text:p text:style-name="P1"><text:span text:style-name="T5">1</text:span><text:span text:style-name="T2">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9:50:10.657576004</meta:creation-date>
    <dc:date>2018-02-09T15:55:58.957325831</dc:date>
    <meta:editing-duration>PT39M15S</meta:editing-duration>
    <meta:editing-cycles>8</meta:editing-cycles>
    <meta:generator>LibreOffice/5.0.3.2$Linux_X86_64 LibreOffice_project/00m0$Build-2</meta:generator>
    <meta:document-statistic meta:object-count="10"/>
  </office:meta>
</office:document-meta>
</file>